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justify" draw:textarea-vertical-align="middle" draw:auto-grow-height="false" fo:min-height="0.778cm" fo:min-width="2.1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6.414cm" fo:min-width="1.6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svg:width="2.179cm" svg:height="0.779cm" svg:x="2.693cm" svg:y="4.098cm"><text:p><text:s text:c="3"/>Circuito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2.179cm" svg:height="0.779cm" svg:x="6.027cm" svg:y="1.67cm"><text:p><text:s text:c="5"/>Sensor</text:p><draw:enhanced-geometry svg:viewBox="0 0 21600 21600" draw:type="rectangle" draw:enhanced-path="M 0 0 L 21600 0 21600 21600 0 21600 0 0 Z N"/></draw:custom-shape><draw:custom-shape text:anchor-type="paragraph" draw:z-index="2" draw:name="Forma1" draw:style-name="gr1" svg:width="2.179cm" svg:height="0.779cm" svg:x="6.214cm" svg:y="6.399cm"><text:p><text:s/>Actuadores</text:p><draw:enhanced-geometry svg:viewBox="0 0 21600 21600" draw:type="rectangle" draw:enhanced-path="M 0 0 L 21600 0 21600 21600 0 21600 0 0 Z N"/></draw:custom-shape><draw:custom-shape text:anchor-type="paragraph" draw:z-index="3" draw:name="Forma1" draw:style-name="gr2" svg:width="1.618cm" svg:height="6.414cm" svg:x="11.845cm" svg:y="1.326cm"><text:p><text:s text:c="6"/><text:span text:style-name="T1">E</text:span></text:p><text:p><text:span text:style-name="T1"><text:s text:c="5"/></text:span><text:span text:style-name="T1">N</text:span></text:p><text:p><text:span text:style-name="T1"><text:s text:c="5"/></text:span><text:span text:style-name="T1">T</text:span></text:p><text:p><text:span text:style-name="T1"><text:s text:c="5"/></text:span><text:span text:style-name="T1">O</text:span></text:p><text:p><text:span text:style-name="T1"><text:s text:c="5"/></text:span><text:span text:style-name="T1">R</text:span></text:p><text:p><text:span text:style-name="T1"><text:s text:c="5"/></text:span><text:span text:style-name="T1">N</text:span></text:p><text:p><text:span text:style-name="T1"><text:s text:c="5"/></text:span><text:span text:style-name="T1">O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09:05.535282144</meta:creation-date>
    <dc:date>2017-08-28T15:25:47.761114099</dc:date>
    <meta:editing-duration>PT6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